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5625in" fo:margin-left="-0.2146in" table:align="left"/>
    </style:style>
    <style:style style:name="Table1.A" style:family="table-column">
      <style:table-column-properties style:column-width="1.125in"/>
    </style:style>
    <style:style style:name="Table1.B" style:family="table-column">
      <style:table-column-properties style:column-width="1.875in"/>
    </style:style>
    <style:style style:name="Table1.C"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0.9896in"/>
    </style:style>
    <style:style style:name="Table1.F" style:family="table-column">
      <style:table-column-properties style:column-width="1.5729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5pt solid #000000" fo:border-right="none" fo:border-top="0.5pt solid #000000" fo:border-bottom="0.5pt solid #000000"/>
    </style:style>
    <style:style style:name="Table3.F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4" style:family="table">
      <style:table-properties style:width="7.25in" fo:margin-left="-0.3188in" table:align="left"/>
    </style:style>
    <style:style style:name="Table4.A" style:family="table-column">
      <style:table-column-properties style:column-width="1in"/>
    </style:style>
    <style:style style:name="Table4.B" style:family="table-column">
      <style:table-column-properties style:column-width="1.3125in"/>
    </style:style>
    <style:style style:name="Table4.C" style:family="table-column">
      <style:table-column-properties style:column-width="0.875in"/>
    </style:style>
    <style:style style:name="Table4.D" style:family="table-column">
      <style:table-column-properties style:column-width="0.6875in"/>
    </style:style>
    <style:style style:name="Table4.F" style:family="table-column">
      <style:table-column-properties style:column-width="0.7708in"/>
    </style:style>
    <style:style style:name="Table4.G" style:family="table-column">
      <style:table-column-properties style:column-width="0.8646in"/>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5" style:family="table">
      <style:table-properties style:width="7.4375in" fo:margin-left="0in" table:align="left"/>
    </style:style>
    <style:style style:name="Table5.A" style:family="table-column">
      <style:table-column-properties style:column-width="1.7313in"/>
    </style:style>
    <style:style style:name="Table5.D" style:family="table-column">
      <style:table-column-properties style:column-width="2.2438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9229in" fo:margin-left="-0.4854in" table:align="left"/>
    </style:style>
    <style:style style:name="Table6.A" style:family="table-column">
      <style:table-column-properties style:column-width="1.125in"/>
    </style:style>
    <style:style style:name="Table6.B" style:family="table-column">
      <style:table-column-properties style:column-width="1.625in"/>
    </style:style>
    <style:style style:name="Table6.C" style:family="table-column">
      <style:table-column-properties style:column-width="1.6875in"/>
    </style:style>
    <style:style style:name="Table6.D" style:family="table-column">
      <style:table-column-properties style:column-width="2.4271in"/>
    </style:style>
    <style:style style:name="Table6.E" style:family="table-column">
      <style:table-column-properties style:column-width="1.0583in"/>
    </style:style>
    <style:style style:name="Table6.A1" style:family="table-cell">
      <style:table-cell-properties fo:padding="0.0382in" fo:border-left="0.5pt solid #000000" fo:border-right="none" fo:border-top="0.5pt solid #000000" fo:border-bottom="0.5pt solid #000000"/>
    </style:style>
    <style:style style:name="Table6.E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E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3847in" style:rel-column-width="13107*"/>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Ubuntu" fo:font-size="14pt" officeooo:rsid="0017fd9a" officeooo:paragraph-rsid="0017fd9a" style:font-size-asian="14pt" style:font-size-complex="14pt"/>
    </style:style>
    <style:style style:name="P2" style:family="paragraph" style:parent-style-name="Standard">
      <style:paragraph-properties fo:text-align="start" style:justify-single-word="false"/>
      <style:text-properties style:font-name="Ubuntu" fo:font-size="14pt" officeooo:rsid="0019dd44" officeooo:paragraph-rsid="0019dd44" style:font-size-asian="14pt" style:font-size-complex="14pt"/>
    </style:style>
    <style:style style:name="P3" style:family="paragraph" style:parent-style-name="Table_20_Contents">
      <style:paragraph-properties fo:text-align="center" style:justify-single-word="false"/>
      <style:text-properties style:font-name="Ubuntu" fo:font-size="14pt" officeooo:rsid="001e7417" officeooo:paragraph-rsid="001e7417" style:font-size-asian="14pt" style:font-size-complex="14pt"/>
    </style:style>
    <style:style style:name="P4" style:family="paragraph" style:parent-style-name="Table_20_Contents">
      <style:paragraph-properties fo:margin-left="0in" fo:margin-right="0in" fo:text-align="center" style:justify-single-word="false" fo:text-indent="0in" style:auto-text-indent="false"/>
      <style:text-properties style:font-name="Ubuntu" fo:font-size="14pt" officeooo:rsid="001e7417" officeooo:paragraph-rsid="001e7417" style:font-size-asian="14pt" style:font-size-complex="14pt"/>
    </style:style>
    <style:style style:name="P5" style:family="paragraph" style:parent-style-name="Table_20_Contents">
      <style:paragraph-properties fo:text-align="center" style:justify-single-word="false"/>
      <style:text-properties style:font-name="Ubuntu" fo:font-size="14pt" officeooo:rsid="0020a22a" officeooo:paragraph-rsid="0020a22a" style:font-size-asian="14pt" style:font-size-complex="14pt"/>
    </style:style>
    <style:style style:name="P6" style:family="paragraph" style:parent-style-name="Table_20_Contents">
      <style:paragraph-properties fo:text-align="center" style:justify-single-word="false"/>
      <style:text-properties style:font-name="Ubuntu" fo:font-size="14pt" officeooo:rsid="0024ba4c" officeooo:paragraph-rsid="0024ba4c" style:font-size-asian="14pt" style:font-size-complex="14pt"/>
    </style:style>
    <style:style style:name="P7" style:family="paragraph" style:parent-style-name="Table_20_Contents">
      <style:paragraph-properties fo:text-align="center" style:justify-single-word="false"/>
      <style:text-properties style:font-name="Ubuntu" fo:font-size="14pt" style:font-size-asian="14pt" style:font-size-complex="14pt"/>
    </style:style>
    <style:style style:name="P8" style:family="paragraph" style:parent-style-name="Table_20_Contents">
      <style:paragraph-properties fo:text-align="center" style:justify-single-word="false"/>
      <style:text-properties style:font-name="Ubuntu" fo:font-size="14pt" officeooo:rsid="002afc39" officeooo:paragraph-rsid="002afc39" style:font-size-asian="14pt" style:font-size-complex="14pt"/>
    </style:style>
    <style:style style:name="P9" style:family="paragraph" style:parent-style-name="Table_20_Contents">
      <style:paragraph-properties fo:text-align="center" style:justify-single-word="false"/>
      <style:text-properties style:font-name="Ubuntu" fo:font-size="14pt" officeooo:rsid="002ce055" officeooo:paragraph-rsid="002ce055" style:font-size-asian="14pt" style:font-size-complex="14pt"/>
    </style:style>
    <style:style style:name="P10" style:family="paragraph" style:parent-style-name="Standard">
      <style:paragraph-properties fo:text-align="center" style:justify-single-word="false"/>
      <style:text-properties style:font-name="Ubuntu" fo:font-size="14pt" fo:font-weight="bold" officeooo:rsid="0017fd9a" officeooo:paragraph-rsid="0017fd9a"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 fo:font-size="14pt" fo:font-weight="bold" officeooo:rsid="001bd657" officeooo:paragraph-rsid="001bd657"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fo:font-weight="bold" officeooo:rsid="001bd657" officeooo:paragraph-rsid="001e7417"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Ubuntu" fo:font-size="14pt" fo:font-weight="bold" officeooo:rsid="001bd657" officeooo:paragraph-rsid="002060b4"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4pt" fo:font-weight="bold" officeooo:rsid="001bd657" officeooo:paragraph-rsid="002196e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Ubuntu" fo:font-size="14pt" fo:font-weight="bold" officeooo:rsid="00201f60" officeooo:paragraph-rsid="00201f60"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Ubuntu" fo:font-size="14pt" fo:font-weight="bold" officeooo:rsid="002060b4" officeooo:paragraph-rsid="002060b4"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Ubuntu" fo:font-size="14pt" fo:font-weight="bold" officeooo:rsid="0020a22a" officeooo:paragraph-rsid="002060b4"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Ubuntu" fo:font-size="14pt" fo:font-weight="bold" officeooo:rsid="002196ed" officeooo:paragraph-rsid="002196ed"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style:font-name="Ubuntu" fo:font-size="14pt" fo:font-weight="bold" officeooo:rsid="00231d6f" officeooo:paragraph-rsid="00231d6f"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Ubuntu" fo:font-size="14pt" fo:font-weight="bold" officeooo:rsid="00256434" officeooo:paragraph-rsid="00256434"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Ubuntu" fo:font-size="14pt" fo:font-weight="bold" officeooo:rsid="0024ba4c" officeooo:paragraph-rsid="00231d6f"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Ubuntu" fo:font-size="14pt" fo:font-weight="bold" officeooo:rsid="0024ba4c" officeooo:paragraph-rsid="0024ba4c"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Ubuntu" fo:font-size="14pt" fo:font-weight="bold" officeooo:rsid="002a13eb" officeooo:paragraph-rsid="002a13eb"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Ubuntu" fo:font-size="14pt" fo:font-weight="bold" officeooo:rsid="002a13eb" officeooo:paragraph-rsid="002a13eb"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Ubuntu" fo:font-size="14pt" fo:font-weight="bold" officeooo:rsid="002afc39" officeooo:paragraph-rsid="002afc39"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Ubuntu" fo:font-size="14pt" fo:font-weight="bold" officeooo:rsid="002ce055" officeooo:paragraph-rsid="002ce055"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style:font-name="Ubuntu" fo:font-size="14pt" fo:font-weight="bold" officeooo:rsid="002ce055" officeooo:paragraph-rsid="002ce055"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Ubuntu" fo:font-size="14pt" fo:font-weight="normal" officeooo:rsid="001e7417" officeooo:paragraph-rsid="001bd657"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Ubuntu" fo:font-size="14pt" fo:font-weight="normal" officeooo:rsid="00231d6f" officeooo:paragraph-rsid="00231d6f"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Ubuntu" fo:font-size="14pt" fo:font-weight="normal" officeooo:rsid="002a13eb" officeooo:paragraph-rsid="002a13eb"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Ubuntu" fo:font-size="14pt" fo:font-weight="normal" officeooo:rsid="002afc39" officeooo:paragraph-rsid="002afc39"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Ubuntu" fo:font-size="14pt" fo:font-weight="normal" officeooo:rsid="002ce055" officeooo:paragraph-rsid="002ce055"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Ubuntu" fo:font-size="14pt" fo:font-weight="bold" officeooo:rsid="002e6a3f" officeooo:paragraph-rsid="002e6a3f"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Ubuntu" fo:font-size="14pt" fo:font-weight="bold" officeooo:rsid="00308834" officeooo:paragraph-rsid="00308834" style:font-size-asian="14pt" style:font-weight-asian="bold" style:font-size-complex="14pt" style:font-weight-complex="bold"/>
    </style:style>
    <style:style style:name="P42" style:family="paragraph" style:parent-style-name="Standard">
      <style:text-properties officeooo:paragraph-rsid="002e6a3f"/>
    </style:style>
    <style:style style:name="P43" style:family="paragraph" style:parent-style-name="Standard">
      <style:text-properties fo:font-weight="bold" officeooo:rsid="002e6a3f" officeooo:paragraph-rsid="002e6a3f" style:font-weight-asian="bold" style:font-weight-complex="bold"/>
    </style:style>
    <style:style style:name="P44" style:family="paragraph" style:parent-style-name="Standard">
      <style:text-properties fo:font-weight="bold" officeooo:rsid="002f7a51" officeooo:paragraph-rsid="002f7a51" style:font-weight-asian="bold" style:font-weight-complex="bold"/>
    </style:style>
    <style:style style:name="P45" style:family="paragraph" style:parent-style-name="Standard">
      <style:text-properties fo:font-weight="bold" officeooo:rsid="00308834" officeooo:paragraph-rsid="00308834" style:font-weight-asian="bold" style:font-weight-complex="bold"/>
    </style:style>
    <style:style style:name="P46" style:family="paragraph" style:parent-style-name="Standard">
      <style:text-properties style:font-name="Ubuntu" fo:font-size="14pt" fo:font-weight="bold" officeooo:rsid="00308834" officeooo:paragraph-rsid="00308834"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Ubuntu" fo:font-size="14pt" fo:font-weight="bold" officeooo:rsid="002ce055" officeooo:paragraph-rsid="002e6a3f"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Ubuntu" fo:font-size="14pt" fo:font-weight="bold" officeooo:rsid="002e6a3f" officeooo:paragraph-rsid="002e6a3f"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Ubuntu" fo:font-size="14pt" officeooo:rsid="002ce055" officeooo:paragraph-rsid="002e6a3f" style:font-size-asian="14pt" style:font-size-complex="14pt"/>
    </style:style>
    <style:style style:name="P50" style:family="paragraph" style:parent-style-name="Table_20_Contents">
      <style:paragraph-properties fo:text-align="center" style:justify-single-word="false"/>
      <style:text-properties style:font-name="Ubuntu" fo:font-size="14pt" officeooo:rsid="002e6a3f" officeooo:paragraph-rsid="002e6a3f" style:font-size-asian="14pt" style:font-size-complex="14pt"/>
    </style:style>
    <style:style style:name="P51" style:family="paragraph" style:parent-style-name="Table_20_Contents">
      <style:paragraph-properties fo:text-align="center" style:justify-single-word="false"/>
      <style:text-properties style:font-name="Ubuntu" fo:font-size="14pt" officeooo:rsid="00308834" officeooo:paragraph-rsid="00308834" style:font-size-asian="14pt" style:font-size-complex="14pt"/>
    </style:style>
    <style:style style:name="P52" style:family="paragraph" style:parent-style-name="Table_20_Contents">
      <style:paragraph-properties fo:text-align="center" style:justify-single-word="false"/>
      <style:text-properties style:font-name="Ubuntu" fo:font-size="14pt" fo:font-weight="bold" officeooo:rsid="00308834" officeooo:paragraph-rsid="00308834" style:font-size-asian="12.25pt" style:font-weight-asian="bold" style:font-size-complex="14pt" style:font-weight-complex="bold"/>
    </style:style>
    <style:style style:name="P53" style:family="paragraph" style:parent-style-name="Table_20_Contents">
      <style:paragraph-properties fo:text-align="center" style:justify-single-word="false"/>
      <style:text-properties style:font-name="Ubuntu" fo:font-size="14pt" fo:font-weight="bold" officeooo:rsid="00308834" officeooo:paragraph-rsid="00308834"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style:font-name="Ubuntu" fo:font-size="14pt" fo:font-weight="normal" officeooo:rsid="00308834" officeooo:paragraph-rsid="00308834" style:font-size-asian="14pt" style:font-weight-asian="normal" style:font-size-complex="14pt" style:font-weight-complex="normal"/>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7417" style:font-weight-asian="normal" style:font-weight-complex="normal"/>
    </style:style>
    <style:style style:name="T5" style:family="text">
      <style:text-properties fo:font-weight="normal" officeooo:rsid="002060b4" style:font-weight-asian="normal" style:font-weight-complex="normal"/>
    </style:style>
    <style:style style:name="T6" style:family="text">
      <style:text-properties fo:font-weight="normal" officeooo:rsid="00231d6f" style:font-weight-asian="normal" style:font-weight-complex="normal"/>
    </style:style>
    <style:style style:name="T7" style:family="text">
      <style:text-properties fo:font-weight="normal" officeooo:rsid="002ce055" style:font-weight-asian="normal" style:font-weight-complex="normal"/>
    </style:style>
    <style:style style:name="T8" style:family="text">
      <style:text-properties officeooo:rsid="001d5c41"/>
    </style:style>
    <style:style style:name="T9" style:family="text">
      <style:text-properties officeooo:rsid="002060b4"/>
    </style:style>
    <style:style style:name="T10" style:family="text">
      <style:text-properties officeooo:rsid="002196ed"/>
    </style:style>
    <style:style style:name="T11" style:family="text">
      <style:text-properties style:font-name="Ubuntu" fo:font-size="14pt" style:font-size-asian="14pt" style:font-size-complex="14pt"/>
    </style:style>
    <style:style style:name="T12" style:family="text">
      <style:text-properties style:font-name="Ubuntu" fo:font-size="14pt" fo:font-weight="normal" style:font-size-asian="14pt" style:font-weight-asian="normal" style:font-size-complex="14pt" style:font-weight-complex="normal"/>
    </style:style>
    <style:style style:name="T13" style:family="text">
      <style:text-properties style:font-name="Ubuntu" fo:font-size="14pt" fo:font-weight="normal" officeooo:rsid="002f7a51"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Análisis</text:span> del examen 1 de Informática II, por Sebastian Puerta</text:p>
      <text:p text:style-name="P1"/>
      <text:p text:style-name="P2"><text:span text:style-name="T2">Enunciado: </text:span>Crear un sistema que pueda programar las jornadas de estudio independientes con respecto al número de créditos de cada materia.</text:p>
      <text:p text:style-name="P2"/>
      <text:p text:style-name="P2"><text:span text:style-name="T2">1. </text:span>Gestionar información sobre los cursos</text:p>
      <text:p text:style-name="P2"><text:span text:style-name="T2">2. </text:span>Gestionar información del horario de cada curso</text:p>
      <text:p text:style-name="P2"><text:span text:style-name="T2">3. </text:span>Generar jornadas de estudio</text:p>
      <text:p text:style-name="P2"/>
      <text:p text:style-name="P11">Restricciones:</text:p>
      <text:p text:style-name="P11">- <text:span text:style-name="T3">Sólo se puede usar la librería </text:span>fstream.</text:p>
      <text:p text:style-name="P11"/>
      <text:p text:style-name="P11">Condiciones <text:span text:style-name="T8">y aclaraciones para el punto 1</text:span>:<text:line-break/>1. <text:span text:style-name="T3">Se puede crear los archivos de texto que contienen la información de los cursos de cada estudiante de forma manual.</text:span></text:p>
      <text:p text:style-name="P11">1.1. <text:span text:style-name="T3">Los archivos son para leer los datos y extraerlos para hacer procesos <text:tab/>con ellos.</text:span></text:p>
      <text:p text:style-name="P11">1.2. <text:span text:style-name="T3">Se debe crear un menú para que de alguna forma me muestre los archivos de lectura con los datos de los cursos de los estudiantes que hay disponibles para que el usuario con cuál de ellos hacer los procesos, de no ser posible, hacer simplemente un cin (input de entrada de datos) para que el usuario indique un nombre y mirar sí ese nombre del estudiante, se encuentra disponible o sí no existe, arrojar un error.</text:span></text:p>
      <text:p text:style-name="P11">1.3. <text:span text:style-name="T4">Formato interno de los archivos de texto que contienen los cursos:</text:span></text:p>
      <text:p text:style-name="P3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Código</text:p>
          </table:table-cell>
          <table:table-cell table:style-name="Table1.A1" office:value-type="string">
            <text:p text:style-name="P17">Materia</text:p>
          </table:table-cell>
          <table:table-cell table:style-name="Table1.A1" office:value-type="string">
            <text:p text:style-name="P17">Créditos</text:p>
          </table:table-cell>
          <table:table-cell table:style-name="Table1.A1" office:value-type="string">
            <text:p text:style-name="P17">Teoricas</text:p>
          </table:table-cell>
          <table:table-cell table:style-name="Table1.A1" office:value-type="string">
            <text:p text:style-name="P17">Prácticas</text:p>
          </table:table-cell>
          <table:table-cell table:style-name="Table1.F1" office:value-type="string">
            <text:p text:style-name="P17">Independientes</text:p>
          </table:table-cell>
        </table:table-row>
        <table:table-row>
          <table:table-cell table:style-name="Table1.A2" office:value-type="string">
            <text:p text:style-name="P3">2598521</text:p>
          </table:table-cell>
          <table:table-cell table:style-name="Table1.A2" office:value-type="string">
            <text:p text:style-name="P3">Informática II</text:p>
          </table:table-cell>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3</text:p>
          </table:table-cell>
          <table:table-cell table:style-name="Table1.F2" office:value-type="string">
            <text:p text:style-name="P3">HTI</text:p>
          </table:table-cell>
        </table:table-row>
        <table:table-row>
          <table:table-cell table:style-name="Table1.A2" office:value-type="string">
            <text:p text:style-name="P4">2555331</text:p>
          </table:table-cell>
          <table:table-cell table:style-name="Table1.A2" office:value-type="string">
            <text:p text:style-name="P3">Cálculo Vectorial</text:p>
          </table:table-cell>
          <table:table-cell table:style-name="Table1.A2" office:value-type="string">
            <text:p text:style-name="P3">3</text:p>
          </table:table-cell>
          <table:table-cell table:style-name="Table1.A2" office:value-type="string">
            <text:p text:style-name="P3">4</text:p>
          </table:table-cell>
          <table:table-cell table:style-name="Table1.A2" office:value-type="string">
            <text:p text:style-name="P3">0</text:p>
          </table:table-cell>
          <table:table-cell table:style-name="Table1.F2" office:value-type="string">
            <text:p text:style-name="P3">HTI</text:p>
          </table:table-cell>
        </table:table-row>
      </table:table>
      <text:p text:style-name="P12"/>
      <text:p text:style-name="P16">Nota: <text:span text:style-name="T3">Donde X son las horas de estudio independientes y son la base para el objetivo del programa en general, de modo que se debe cálcular esas horas independientes de la siguiente manera:<text:line-break/>1 Crédito = 48 Horas/Semestre</text:span></text:p>
      <text:p text:style-name="P34">En el caso de Informática II:</text:p>
      <text:p text:style-name="P34"/>
      <text:p text:style-name="P34">192/16 = X</text:p>
      <text:p text:style-name="P34">X-(Teoricas+Prácticas) = HTI</text:p>
      <text:p text:style-name="P34"/>
      <text:p text:style-name="P18">1.4. <text:span text:style-name="T3">La idea es gestionar los datos de entrada que vienen dentro del archivo como si fueran unas bases de datos, donde por ejemplo, el código es su ID.</text:span></text:p>
      <text:p text:style-name="P18"><text:soft-page-break/>1.5. <text:span text:style-name="T3">Con base a las horas teoricas y prácticas, se desarrolla el punto 2, que son el manejo de la información de los horarios.</text:span></text:p>
      <text:p text:style-name="P15"/>
      <text:p text:style-name="P13">Condiciones <text:span text:style-name="T8">y aclaraciones para el punto </text:span><text:span text:style-name="T9">2</text:span>:<text:line-break/><text:span text:style-name="T9">1</text:span>. <text:span text:style-name="T5">Se deben gestionar la información de los horarios de cada matería.</text:span></text:p>
      <text:p text:style-name="P19">2. <text:span text:style-name="T3">La información se extrae del archivo de lectura del primer punto.</text:span></text:p>
      <text:p text:style-name="P19">3. <text:span text:style-name="T3">Se debe procesar la información de cada matería individualmente, es decir, las horas trabajadas por el docente y las horas de laboratorio (en caso de que haya), y conforme a estas horas y las horas de trabajo independientes que se han calculado en el punto anterior, se debe generar un archivo con un horario que le corresponde a cada materia, con los diferentes días de la semana, esos días los escoge el usuario, existiendo la restricción de que sólo sea de lunes a viernes.</text:span></text:p>
      <text:p text:style-name="P19">4. <text:span text:style-name="T3">Cada horario debe estar correspondido con un día, y cada clase como mínimo debe de tener 2 horas y sí son 3 créditos pues tiene que ver 2 clases a la semana, y sí son 4 créditos son dos clases de teoría y una clase de práctica de 3 horas, y por último sí es un 1 crédito sólo es un día a la semana.</text:span></text:p>
      <text:p text:style-name="P19">5. <text:span text:style-name="T3">El formato de sálida puede ser cualquiera, sin embargo, el recomendado es el siguiente (relacionar el archivo generado con el anterior, como si fueran tablas relacionales, es decir, dónde el código es el ID de la materia):<text:line-break/></text:span></text:p>
      <table:table table:name="Table2" table:style-name="Table2">
        <table:table-column table:style-name="Table2.A" table:number-columns-repeated="3"/>
        <table:table-column table:style-name="Table2.D"/>
        <table:table-row>
          <table:table-cell table:style-name="Table2.A1" office:value-type="string">
            <text:p text:style-name="P22">Código</text:p>
          </table:table-cell>
          <table:table-cell table:style-name="Table2.A1" office:value-type="string">
            <text:p text:style-name="P22">Cŕeditos</text:p>
          </table:table-cell>
          <table:table-cell table:style-name="Table2.A1" office:value-type="string">
            <text:p text:style-name="P22">Días</text:p>
          </table:table-cell>
          <table:table-cell table:style-name="Table2.D1" office:value-type="string">
            <text:p text:style-name="P22">Horas</text:p>
          </table:table-cell>
        </table:table-row>
        <table:table-row>
          <table:table-cell table:style-name="Table2.A2" office:value-type="string">
            <text:p text:style-name="P5">2598521</text:p>
          </table:table-cell>
          <table:table-cell table:style-name="Table2.A2" office:value-type="string">
            <text:p text:style-name="P5">4</text:p>
          </table:table-cell>
          <table:table-cell table:style-name="Table2.A2" office:value-type="string">
            <text:p text:style-name="P5">MJ,J</text:p>
          </table:table-cell>
          <table:table-cell table:style-name="Table2.D2" office:value-type="string">
            <text:p text:style-name="P5">8-10,18-21</text:p>
          </table:table-cell>
        </table:table-row>
        <table:table-row>
          <table:table-cell table:style-name="Table2.A2" office:value-type="string">
            <text:p text:style-name="P5">2599431</text:p>
          </table:table-cell>
          <table:table-cell table:style-name="Table2.A2" office:value-type="string">
            <text:p text:style-name="P5">3</text:p>
          </table:table-cell>
          <table:table-cell table:style-name="Table2.A2" office:value-type="string">
            <text:p text:style-name="P5">WV</text:p>
          </table:table-cell>
          <table:table-cell table:style-name="Table2.D2" office:value-type="string">
            <text:p text:style-name="P5">8-10</text:p>
          </table:table-cell>
        </table:table-row>
        <table:table-row>
          <table:table-cell table:style-name="Table2.A2" office:value-type="string">
            <text:p text:style-name="P5">2517362</text:p>
          </table:table-cell>
          <table:table-cell table:style-name="Table2.A2" office:value-type="string">
            <text:p text:style-name="P5">1</text:p>
          </table:table-cell>
          <table:table-cell table:style-name="Table2.A2" office:value-type="string">
            <text:p text:style-name="P5">W</text:p>
          </table:table-cell>
          <table:table-cell table:style-name="Table2.D2" office:value-type="string">
            <text:p text:style-name="P5">12-14</text:p>
          </table:table-cell>
        </table:table-row>
      </table:table>
      <text:p text:style-name="P21"/>
      <text:p text:style-name="P20"/>
      <text:p text:style-name="P14">Condiciones <text:span text:style-name="T8">y aclaraciones para el punto </text:span><text:span text:style-name="T10">3</text:span>:</text:p>
      <text:p text:style-name="P23">1. <text:span text:style-name="T6">Se debe generar un archivo de texto, donde estén las jornadas de estudio para las horas independientes, de manera que recomendada, es decir, aleatoria.</text:span></text:p>
      <text:p text:style-name="P24">2. <text:span text:style-name="T3">Se puede crear un menú donde se indique que el usuario puede generar la jornada de estudio, de modo que una vez generado el archivo, el usuario va a poder observar el archivo en tiempo real, en la consola y ver cómo quedó distribuido sus horas de estudio a lo largo de la semana, sólo de lunes a viernes.</text:span></text:p>
      <text:p text:style-name="P24">3. <text:span text:style-name="T3">De modo que un formato ideal para el archivo generado de texto, puedo ser algo similar a esto:</text:span></text:p>
      <text:p text:style-name="P36"/>
      <table:table table:name="Table3" table:style-name="Table3">
        <table:table-column table:style-name="Table3.A" table:number-columns-repeated="5"/>
        <table:table-column table:style-name="Table3.F"/>
        <table:table-row>
          <table:table-cell table:style-name="Table3.A1" office:value-type="string">
            <text:p text:style-name="P25">Código</text:p>
          </table:table-cell>
          <table:table-cell table:style-name="Table3.A1" office:value-type="string">
            <text:p text:style-name="P25">Lunes</text:p>
          </table:table-cell>
          <table:table-cell table:style-name="Table3.A1" office:value-type="string">
            <text:p text:style-name="P25">Martes</text:p>
          </table:table-cell>
          <table:table-cell table:style-name="Table3.A1" office:value-type="string">
            <text:p text:style-name="P25">Miércoles</text:p>
          </table:table-cell>
          <table:table-cell table:style-name="Table3.A1" office:value-type="string">
            <text:p text:style-name="P25">Jueves</text:p>
          </table:table-cell>
          <table:table-cell table:style-name="Table3.F1" office:value-type="string">
            <text:p text:style-name="P25">Viernes</text:p>
          </table:table-cell>
        </table:table-row>
        <text:soft-page-break/>
        <table:table-row>
          <table:table-cell table:style-name="Table3.A2" office:value-type="string">
            <text:p text:style-name="P5">2598521</text:p>
          </table:table-cell>
          <table:table-cell table:style-name="Table3.A2" office:value-type="string">
            <text:p text:style-name="P6">12-14</text:p>
          </table:table-cell>
          <table:table-cell table:style-name="Table3.A2" office:value-type="string">
            <text:p text:style-name="P6"/>
          </table:table-cell>
          <table:table-cell table:style-name="Table3.A2" office:value-type="string">
            <text:p text:style-name="P6">12-14</text:p>
          </table:table-cell>
          <table:table-cell table:style-name="Table3.A2" office:value-type="string">
            <text:p text:style-name="P7"/>
          </table:table-cell>
          <table:table-cell table:style-name="Table3.F2" office:value-type="string">
            <text:p text:style-name="P6">16-17</text:p>
          </table:table-cell>
        </table:table-row>
        <table:table-row>
          <table:table-cell table:style-name="Table3.A2" office:value-type="string">
            <text:p text:style-name="P5">2599431</text:p>
          </table:table-cell>
          <table:table-cell table:style-name="Table3.A2" office:value-type="string">
            <text:p text:style-name="P7"/>
          </table:table-cell>
          <table:table-cell table:style-name="Table3.A2" office:value-type="string">
            <text:p text:style-name="P6">10-12</text:p>
          </table:table-cell>
          <table:table-cell table:style-name="Table3.A2" office:value-type="string">
            <text:p text:style-name="P6">17-18</text:p>
          </table:table-cell>
          <table:table-cell table:style-name="Table3.A2" office:value-type="string">
            <text:p text:style-name="P6">10-12</text:p>
          </table:table-cell>
          <table:table-cell table:style-name="Table3.F2" office:value-type="string">
            <text:p text:style-name="P7"/>
          </table:table-cell>
        </table:table-row>
        <table:table-row>
          <table:table-cell table:style-name="Table3.A2" office:value-type="string">
            <text:p text:style-name="P5">2517362</text:p>
          </table:table-cell>
          <table:table-cell table:style-name="Table3.A2" office:value-type="string">
            <text:p text:style-name="P6">18-19</text:p>
          </table:table-cell>
          <table:table-cell table:style-name="Table3.A2" office:value-type="string">
            <text:p text:style-name="P7"/>
          </table:table-cell>
          <table:table-cell table:style-name="Table3.A2" office:value-type="string">
            <text:p text:style-name="P6"/>
          </table:table-cell>
          <table:table-cell table:style-name="Table3.A2" office:value-type="string">
            <text:p text:style-name="P7"/>
          </table:table-cell>
          <table:table-cell table:style-name="Table3.F2" office:value-type="string">
            <text:p text:style-name="P6">14-15</text:p>
          </table:table-cell>
        </table:table-row>
      </table:table>
      <text:p text:style-name="P27"/>
      <text:p text:style-name="P28"/>
      <text:p text:style-name="P26">Replanteamiento del análisis:</text:p>
      <text:p text:style-name="P26"/>
      <text:p text:style-name="P29">1. <text:span text:style-name="T3">Se crea un archivo de texto llamado “subjects” donde la idea es que se guarde la información relacionada con la oferta de materias, porque posteriormente se va a tomar como referencia para que el estudiante pueda escoger cuales materias matricular, es decir, va a funcionar como una base de datos, el formato de los datos dentro del archivo será de la siguiente manera:</text:span></text:p>
      <text:p text:style-name="P37"/>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number-columns-repeated="2"/>
        <table:table-row>
          <table:table-cell table:style-name="Table4.A1" office:value-type="string">
            <text:p text:style-name="P30">Código</text:p>
          </table:table-cell>
          <table:table-cell table:style-name="Table4.A1" office:value-type="string">
            <text:p text:style-name="P30">Nombre</text:p>
          </table:table-cell>
          <table:table-cell table:style-name="Table4.A1" office:value-type="string">
            <text:p text:style-name="P30">Créditos</text:p>
          </table:table-cell>
          <table:table-cell table:style-name="Table4.A1" office:value-type="string">
            <text:p text:style-name="P30">Teoría</text:p>
          </table:table-cell>
          <table:table-cell table:style-name="Table4.A1" office:value-type="string">
            <text:p text:style-name="P30">Práctica</text:p>
          </table:table-cell>
          <table:table-cell table:style-name="Table4.F1" table:number-columns-spanned="3" office:value-type="string">
            <text:p text:style-name="P30">Horario disponible</text:p>
          </table:table-cell>
          <table:covered-table-cell/>
          <table:covered-table-cell/>
        </table:table-row>
        <table:table-row>
          <table:table-cell table:style-name="Table4.A2" office:value-type="string">
            <text:p text:style-name="P8">2598521</text:p>
          </table:table-cell>
          <table:table-cell table:style-name="Table4.A2" office:value-type="string">
            <text:p text:style-name="P8">Informática II</text:p>
          </table:table-cell>
          <table:table-cell table:style-name="Table4.A2" office:value-type="string">
            <text:p text:style-name="P8">4</text:p>
          </table:table-cell>
          <table:table-cell table:style-name="Table4.A2" office:value-type="string">
            <text:p text:style-name="P8">4</text:p>
          </table:table-cell>
          <table:table-cell table:style-name="Table4.A2" office:value-type="string">
            <text:p text:style-name="P8">3</text:p>
          </table:table-cell>
          <table:table-cell table:style-name="Table4.A2" office:value-type="string">
            <text:p text:style-name="P8">M8-10</text:p>
          </table:table-cell>
          <table:table-cell table:style-name="Table4.A2" office:value-type="string">
            <text:p text:style-name="P8">J8-10</text:p>
          </table:table-cell>
          <table:table-cell table:style-name="Table4.H2" office:value-type="string">
            <text:p text:style-name="P8">J18-21</text:p>
          </table:table-cell>
        </table:table-row>
      </table:table>
      <text:p text:style-name="P37"/>
      <text:p text:style-name="P31">2. <text:span text:style-name="T3">Se le pide al usuario ingresar su ID (cédula), donde seguidamente de esto pueden suceder dos opciones:</text:span></text:p>
      <text:p text:style-name="P31">2.1.<text:span text:style-name="T3"> El usuario no está registrado</text:span></text:p>
      <text:p text:style-name="P31">2.2. <text:span text:style-name="T3">El usuario está registrado</text:span></text:p>
      <text:p text:style-name="P38"/>
      <text:p text:style-name="P31">Para el 2.1:<text:span text:style-name="T3"> Si el usuario no está registrado se invoca a una función llamada addStudent, donde se va a registrar al estudiante en un archivo de texto llamado “students” (la base de datos para los estudiantes), y luego se continua con el proceso de mostrar una lista de materias.</text:span></text:p>
      <text:p text:style-name="P38"/>
      <text:p text:style-name="P31">3. <text:span text:style-name="T3">Se crea de forma manual un archivo de texto llamado “subjects” donde entonces se van a mostrar todas las materias que hay disponibles.</text:span></text:p>
      <text:p text:style-name="P31">3.1. <text:span text:style-name="T3">Se le va a condicionar al estudiante con máximo 16 cŕeditos para matricular y mínimo 8.</text:span></text:p>
      <text:p text:style-name="P31">3.2. <text:span text:style-name="T3">Se le pide al usuario las materias que desea matricular, ingresando el código de la materia en cuestión.</text:span></text:p>
      <text:p text:style-name="P31">3.3. <text:span text:style-name="T3">Cuando el estudiante elija una matería partícular, el usuario estará sujeto al horario disponible, de modo que si pretende escoger una asignatura con el mismo horario de la anterior, deberá repetir el ingresar un código válido que no se sobreponga con el horario actual.</text:span></text:p>
      <text:p text:style-name="P31">3.4. <text:span text:style-name="T7">Luego de haber terminado de matricular, se debe hacer un cálculo adicional para determinar las HTI (Horas de Trabajo Independientes) con su formula, esto con el fin de generar las jornadas de estudio.</text:span></text:p>
      <text:p text:style-name="P32"><text:soft-page-break/>3.5. <text:span text:style-name="T3">Por último, se genera el archivo de texto llamado “ID_del estudiante”, por ejemplo “1193262706”, cuyo formato de datos será:<text:line-break/></text:span></text:p>
      <table:table table:name="Table5" table:style-name="Table5">
        <table:table-column table:style-name="Table5.A" table:number-columns-repeated="3"/>
        <table:table-column table:style-name="Table5.D"/>
        <table:table-row>
          <table:table-cell table:style-name="Table5.A1" office:value-type="string">
            <text:p text:style-name="P33">Código</text:p>
          </table:table-cell>
          <table:table-cell table:style-name="Table5.A1" office:value-type="string">
            <text:p text:style-name="P33">Nombre</text:p>
          </table:table-cell>
          <table:table-cell table:style-name="Table5.A1" office:value-type="string">
            <text:p text:style-name="P33">Horas teoricas</text:p>
          </table:table-cell>
          <table:table-cell table:style-name="Table5.D1" office:value-type="string">
            <text:p text:style-name="P33">Horas prácticas (si hay)</text:p>
          </table:table-cell>
        </table:table-row>
        <table:table-row>
          <table:table-cell table:style-name="Table5.A2" office:value-type="string">
            <text:p text:style-name="P9">2598521</text:p>
          </table:table-cell>
          <table:table-cell table:style-name="Table5.A2" office:value-type="string">
            <text:p text:style-name="P9">Informática II</text:p>
          </table:table-cell>
          <table:table-cell table:style-name="Table5.A2" office:value-type="string">
            <text:p text:style-name="P9">M8-10,J8-10</text:p>
          </table:table-cell>
          <table:table-cell table:style-name="Table5.D2" office:value-type="string">
            <text:p text:style-name="P9">J18-21</text:p>
          </table:table-cell>
        </table:table-row>
      </table:table>
      <text:p text:style-name="P39"/>
      <text:p text:style-name="P41">Nota: <text:span text:style-name="T3">Al finalizar de generar el archivo de texto, se debe mostrar en consola para que el estudiante pueda ver cómo quedó y luego seguir con el siguiente paso.</text:span></text:p>
      <text:p text:style-name="P39"/>
      <text:p text:style-name="P40">4. <text:span text:style-name="T3">Luego de generar el archivo de texto que corresponde a la constancia de matricula del estudiante (“1193262706” por ejemplo), se crea un archivo de texto temporal llamado “temp_file”, donde estará la copia de la constancia de matricula, y al final cada línea que corresponda a una materia estarán las horas independientes de estudio, de la siguiente manera:<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7">Código</text:p>
          </table:table-cell>
          <table:table-cell table:style-name="Table6.A1" office:value-type="string">
            <text:p text:style-name="P47">Nombre</text:p>
          </table:table-cell>
          <table:table-cell table:style-name="Table6.A1" office:value-type="string">
            <text:p text:style-name="P47">Horas teoricas</text:p>
          </table:table-cell>
          <table:table-cell table:style-name="Table6.A1" office:value-type="string">
            <text:p text:style-name="P47">Horas prácticas (si hay)</text:p>
          </table:table-cell>
          <table:table-cell table:style-name="Table6.E1" office:value-type="string">
            <text:p text:style-name="P48">HTI</text:p>
          </table:table-cell>
        </table:table-row>
        <table:table-row>
          <table:table-cell table:style-name="Table6.A2" office:value-type="string">
            <text:p text:style-name="P49">2598521</text:p>
          </table:table-cell>
          <table:table-cell table:style-name="Table6.A2" office:value-type="string">
            <text:p text:style-name="P49">Informática II</text:p>
          </table:table-cell>
          <table:table-cell table:style-name="Table6.A2" office:value-type="string">
            <text:p text:style-name="P49">M8-10,J8-10</text:p>
          </table:table-cell>
          <table:table-cell table:style-name="Table6.A2" office:value-type="string">
            <text:p text:style-name="P49">J18-21</text:p>
          </table:table-cell>
          <table:table-cell table:style-name="Table6.E2" office:value-type="string">
            <text:p text:style-name="P50">5</text:p>
          </table:table-cell>
        </table:table-row>
      </table:table>
      <text:p text:style-name="P42"/>
      <text:p text:style-name="P46">Nota: <text:span text:style-name="T3">Luego de generar el archivo donde están las jornadas de estudio, se debe mostrar en consola los resultados para que el estudiante pueda visualizar los resultados.</text:span></text:p>
      <text:p text:style-name="P42"/>
      <text:p text:style-name="P43"><text:span text:style-name="T11">- </text:span><text:span text:style-name="T13">Esto con el fin de crear un archivo de texto llamado “1193262706_HTI”, en aquel archivo estarán las horas de estudio independientes, de modo que, por ejemplo:</text:span></text:p>
      <text:p text:style-name="P43"><text:span text:style-name="T13"/></text:p>
      <text:p text:style-name="P44"><text:span text:style-name="T12">Informática II tiene 5 horas de estudio independientes, por lo tanto, dependiendo de las materias que matriculó el estudiante, se le va a sumar las horas al final de cada materia, esto en la consola, para que el usuario pueda ver y decidir cómo repartir estas horas durante los días de lunes a sábado, por ejemplo:</text:span></text:p>
      <text:p text:style-name="P44"><text:span text:style-name="T12"/></text:p>
      <text:p text:style-name="P44"><text:span text:style-name="T12">Informática II tiene 5 horas de estudio independientes, ¿ómo quiere repartir las horas durante la semana (Por ejemplo: S8-10)?</text:span></text:p>
      <text:p text:style-name="P44"><text:span text:style-name="T12">→ Por ejemplo el usuario ingresa: L6-8</text:span></text:p>
      <text:p text:style-name="P44"><text:span text:style-name="T12">En ese caso se resta una hora a las 5 horas, así que quedan 4 horas restantes y ese horario se guarda en un archivo de texto llamado “1193262706_HTI” (el ID del estudiante seguido de _HTI).</text:span></text:p>
      <text:p text:style-name="P44"><text:span text:style-name="T12"/></text:p>
      <text:p text:style-name="P44"><text:soft-page-break/><text:span text:style-name="T12">- Sí el estudiante escoge un día y hora ya anteriormente asignado, entonces, se le dará el aviso de que ese día y horario ya está ocupado y que debe repetir la asignación, al final el archivo de texto generado tendrá el siguiente formato para manejar sus datos:<text:line-break/><text:line-break/></text:span></text:p>
      <table:table table:name="Table7" table:style-name="Table7">
        <table:table-column table:style-name="Table7.A" table:number-columns-repeated="5"/>
        <table:table-row>
          <table:table-cell table:style-name="Table7.A1" office:value-type="string">
            <text:p text:style-name="P52">Código</text:p>
          </table:table-cell>
          <table:table-cell table:style-name="Table7.A1" office:value-type="string">
            <text:p text:style-name="P52">Nombre</text:p>
          </table:table-cell>
          <table:table-cell table:style-name="Table7.C1" table:number-columns-spanned="3" office:value-type="string">
            <text:p text:style-name="P53">Jornadas de estudio</text:p>
          </table:table-cell>
          <table:covered-table-cell/>
          <table:covered-table-cell/>
        </table:table-row>
        <table:table-row>
          <table:table-cell table:style-name="Table7.A2" office:value-type="string">
            <text:p text:style-name="P54">2598521</text:p>
          </table:table-cell>
          <table:table-cell table:style-name="Table7.A2" office:value-type="string">
            <text:p text:style-name="P51">Informática II</text:p>
          </table:table-cell>
          <table:table-cell table:style-name="Table7.A2" office:value-type="string">
            <text:p text:style-name="P51">L6-7</text:p>
          </table:table-cell>
          <table:table-cell table:style-name="Table7.A2" office:value-type="string">
            <text:p text:style-name="P51">W8-10</text:p>
          </table:table-cell>
          <table:table-cell table:style-name="Table7.E2" office:value-type="string">
            <text:p text:style-name="P51">S6-9</text:p>
          </table:table-cell>
        </table:table-row>
      </table:table>
      <text:p text:style-name="P44"><text:span text:style-name="T12"/></text:p>
      <text:p text:style-name="P45"><text:span text:style-name="T12">Con esto finaliza el programa.</text:span></text:p>
      <text:p text:style-name="P45"><text:span text:style-name="T12"/></text:p>
      <text:p text:style-name="P45"><text:span text:style-name="T11">Para el 2.2:</text:span></text:p>
      <text:p text:style-name="P45"><text:span text:style-name="T11"/></text:p>
      <text:p text:style-name="P45"><text:span text:style-name="T11">- </text:span><text:span text:style-name="T12">Se muestra un diseño, con el nombre del usuario, algo así:</text:span></text:p>
      <text:p text:style-name="P45"><text:span text:style-name="T12"><text:tab/>Bienvenid@ nombre_del_estudiante</text:span></text:p>
      <text:p text:style-name="P45"><text:span text:style-name="T11">-</text:span><text:span text:style-name="T12"> Se muestra un menú con las siguientes opciones:</text:span></text:p>
      <text:p text:style-name="P45"><text:span text:style-name="T12"><text:tab/></text:span></text:p>
      <text:p text:style-name="P45"><text:span text:style-name="T12"><text:tab/>1. Ver materias matriculadas.</text:span></text:p>
      <text:p text:style-name="P45"><text:span text:style-name="T12"><text:tab/>2. Ver jornadas de estudio.</text:span></text:p>
      <text:p text:style-name="P45"><text:span text:style-name="T12"><text:tab/>3. Sal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04:48:33.330765887</meta:creation-date>
    <dc:date>2023-04-18T18:47:15.797680265</dc:date>
    <meta:editing-duration>PT3H18M36S</meta:editing-duration>
    <meta:editing-cycles>10</meta:editing-cycles>
    <meta:generator>LibreOffice/7.3.7.2$Linux_X86_64 LibreOffice_project/30$Build-2</meta:generator>
    <meta:document-statistic meta:table-count="7" meta:image-count="0" meta:object-count="0" meta:page-count="5" meta:paragraph-count="147" meta:word-count="1387" meta:character-count="7908" meta:non-whitespace-character-count="6656"/>
  </office:meta>
</office:document-meta>
</file>